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outline1">
      <style:graphic-properties fo:min-height="16.4cm"/>
    </style:style>
    <style:style style:name="pr9" style:family="presentation" style:parent-style-name="Standard-notes">
      <style:graphic-properties draw:fill-color="#ffffff" fo:min-height="13.114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ation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Every player shuffle their library. And draw a single card the player with the card that require the less spiritual energy starts. if two or more player are draw they draw another card until</text:span></text:p>
            <text:p><text:span text:style-name="T1">One is decided as starter player.</text:span></text:p>
            <text:p><text:span text:style-name="T1">(all cards draw this way goes at the bottom of the user librar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ation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Every player draw 4 card in their libraries and put them in their hand.</text:p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 player sta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When his turn start the player earn 200 spiritual energ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256cm" svg:x="1.001cm" svg:y="-0.2cm" presentation:class="title" presentation:user-transformed="true">
          <draw:text-box>
            <text:p>Player turn</text:p>
          </draw:text-box>
        </draw:frame>
        <draw:frame presentation:style-name="pr8" draw:layer="layout" svg:width="25.199cm" svg:height="16.4cm" svg:x="1.401cm" svg:y="3.4cm" presentation:class="outline" presentation:user-transformed="true">
          <draw:text-box>
            <text:list text:style-name="L2">
              <text:list-header>
                <text:p>A player can during his turn :</text:p>
                <text:p/>
              </text:list-header>
              <text:list-item>
                <text:p>Shift (end his turn)</text:p>
              </text:list-item>
              <text:list-item>
                <text:p>Draw a card</text:p>
              </text:list-item>
              <text:list-item>
                <text:p>Move a card</text:p>
              </text:list-item>
              <text:list-item>
                <text:p>Attack with creature (declared?)</text:p>
              </text:list-item>
              <text:list-item>
                <text:p>Recycle a card </text:p>
              </text:list-item>
              <text:list-item>
                <text:p>Ressurect an hero (has to pay to summon)</text:p>
              </text:list-item>
              <text:list-item>
                <text:p>Summon a card (declared or hid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yer turn (shift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At the begining of he's turn the player can «shift». when a player «shift» he pass he's turn.</text:p>
                <text:p>The amont of concentration the shifting require is tremendous and prevent the user to do anything else.</text:p>
                <text:p>He move his entire crypte one block along the arena (if the crypte wall reach the corner of the arena the user can't shift in this directio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recycling phas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In the recycling phase the player can sacrifice the next card on he's library. What this card may be, it deliver enough energy to either :</text:p>
              </text:list-header>
              <text:list-item>
                <text:p>Move</text:p>
              </text:list-item>
              <text:list-item>
                <text:p>Play twice his turn (except he cannot shift nor recycle again)</text:p>
              </text:list-item>
              <text:list-item>
                <text:p>Resurect a fallen hero (still need to pay for it)</text:p>
                <text:p>If the player do so, he can't draw a card this turn and procede to the next ph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drawing card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If the player didn't shift nor recycle, he can draw a card, but can decide to not.</text:p>
                <text:p>If the player decide to do not draw a card he can do it later as long as it's his turn.</text:p>
                <text:p>If the player didn't draw a card in his turn and end his turn, he cannot draw a card on other player's turn. (exept special hero abilit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invoca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In this phase the player can spend his spiritual energy to summon creatures, traps or cast spells.</text:p>
                <text:p>Spells can be casted anytime during the player or opponent turn providing the player have enough spirutual energy.</text:p>
                <text:p>Traps and creatures on the other hand can be summoned only during invocation phase, except creature with haste can be summoned anytime like a spell ca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ure summo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Before summoning a creature the player has to pay the summoning's cost with his spiritual energy.</text:p>
                <text:p/>
                <text:p>When a player summon a creature he can display it or not.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oning hiden</text:p>
          </draw:text-box>
        </draw:frame>
        <draw:frame presentation:style-name="pr5" draw:layer="layout" svg:width="25.199cm" svg:height="14.158cm" svg:x="1.4cm" svg:y="4.914cm" presentation:class="outline" presentation:user-transformed="true">
          <draw:text-box>
            <text:list text:style-name="L2">
              <text:list-header>
                <text:p>The player place the creature,trap card face down on the table, place a mark/flag on it then place an unknown creature piece with the corresponding mark/flag on it in front of his crypte.</text:p>
                <text:p>This creature don't behave as a displayed card.</text:p>
                <text:p>he only can move one tile per turn.</text:p>
                <text:p>If this creature enter in the ligne of sight of another creature, the creature is declared for everybod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oning declar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The player reveals the creature card, put a mark on it then put a piece in front of his crypt with the corresponding marker.</text:p>
                <text:p>This creature behave as show in the card.</text:p>
                <text:p>(traps shouldn't be declared if player want to be able to move them around for placement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ac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For each creatures, the player decides to move <text:s/>or to attack with one of his creature summoned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resolving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For each creatures has on a adjacent tile a soul geyzer, the player earn 100 spiritual energy. </text:p>
                <text:p/>
                <text:p>if the player have a hero summoned his hero regen 200 spiritual essens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1-27T20:01:50.40</meta:creation-date>
    <meta:editing-duration>PT01H44M52S</meta:editing-duration>
    <meta:editing-cycles>14</meta:editing-cycles>
    <dc:date>2014-01-28T20:05:25.28</dc:date>
    <meta:generator>OpenOffice.org/3.2$Win32 OpenOffice.org_project/320m18$Build-9502</meta:generator>
    <meta:document-statistic meta:object-count="73"/>
  </office:meta>
</office:document-meta>
</file>